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fill="none" draw:textarea-vertical-align="middle"/>
    </style:style>
    <style:style style:name="gr2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674cm" svg:height="11.88cm" svg:x="4.302cm" svg:y="9.025cm" svg:viewBox="0 0 10675 11881" svg:d="m0 230c597 0 339-65 935-21 491 37 943-102 1424-138 462-34 924-111 1379-45 397 58 722-223 580 585-95 538 258 775 0 1270-267 512-106 1267-121 1820-15 565 0 1132 0 1699 0 612 49 1228 0 1838-47 588 90 1128 184 1700 85 515 135 1033 321 1516 166 430 25 1176 735 1194 495 13 960 184 1471 184 508 0 1010 39 1516 46 489 7 980 0 1470 0h505 276">
          <text:p/>
        </draw:path>
        <draw:custom-shape draw:style-name="gr2" draw:text-style-name="P1" draw:layer="layout" svg:width="1.143cm" svg:height="1.143cm" svg:x="7.985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9.779cm" svg:height="1.143cm" svg:x="9.255cm" svg:y="12.176cm">
          <draw:text-box>
            <text:p>need(busnum, direction, pos)</text:p>
          </draw:text-box>
        </draw:frame>
        <draw:custom-shape draw:style-name="gr4" draw:text-style-name="P1" draw:layer="layout" svg:width="1.27cm" svg:height="1.27cm" svg:x="7.985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9.779cm" svg:height="1.143cm" svg:x="9.509cm" svg:y="16.113cm">
          <draw:text-box>
            <text:p>feed(busnum, direction, pos)</text:p>
          </draw:text-box>
        </draw:frame>
        <draw:line draw:style-name="gr5" draw:text-style-name="P1" draw:layer="layout" svg:x1="11.414cm" svg:y1="21.828cm" svg:x2="13.827cm" svg:y2="21.828cm">
          <text:p/>
        </draw:line>
        <draw:line draw:style-name="gr5" draw:text-style-name="P1" draw:layer="layout" svg:x1="7.604cm" svg:y1="16.24cm" svg:x2="7.985cm" svg:y2="18.272cm">
          <text:p/>
        </draw:line>
        <draw:line draw:style-name="gr5" draw:text-style-name="P1" draw:layer="layout" svg:x1="7.477cm" svg:y1="12.557cm" svg:x2="7.604cm" svg:y2="14.716cm">
          <text:p/>
        </draw:line>
        <draw:custom-shape draw:style-name="gr6" draw:text-style-name="P1" draw:layer="layout" svg:width="1.27cm" svg:height="1.27cm" svg:x="8.112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27cm" svg:height="1.27cm" svg:x="9.763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7cm" svg:height="1.27cm" svg:x="13.065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27cm" svg:height="1.27cm" svg:x="10.652cm" svg:y="2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27cm" svg:height="1.27cm" svg:x="8.11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27cm" svg:height="1.27cm" svg:x="7.731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7.223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969cm" svg:y1="9.382cm" svg:x2="8.112cm" svg:y2="11.2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="Arrow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5T11:30:15</meta:creation-date>
    <dc:date>2013-02-28T00:09:52</dc:date>
    <meta:editing-duration>PT49M44S</meta:editing-duration>
    <meta:editing-cycles>18</meta:editing-cycles>
    <meta:generator>LibreOffice/3.6$Linux_X86_64 LibreOffice_project/360m1$Build-2</meta:generator>
    <meta:document-statistic meta:object-count="16"/>
  </office:meta>
</office:document-meta>
</file>